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82" officeooo:paragraph-rsid="000ef282"/>
    </style:style>
    <style:style style:name="P2" style:family="paragraph" style:parent-style-name="Standard">
      <style:text-properties fo:color="#3465a4" officeooo:rsid="000ef282" officeooo:paragraph-rsid="000ef282"/>
    </style:style>
    <style:style style:name="T1" style:family="text">
      <style:text-properties fo:color="#346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teway Documentation</text:p>
      <text:p text:style-name="P1"/>
      <text:p text:style-name="P1">1. install flask</text:p>
      <text:p text:style-name="P1">pip3 install flask</text:p>
      <text:p text:style-name="P1"/>
      <text:p text:style-name="P1">2. install flask mysqldb</text:p>
      <text:p text:style-name="P1">pip3 install flask mysqldb</text:p>
      <text:p text:style-name="P1"/>
      <text:p text:style-name="P1"/>
      <text:p text:style-name="P1"/>
      <text:p text:style-name="P1">Basic Code:</text:p>
      <text:p text:style-name="P1"/>
      <text:p text:style-name="P2">from flask import Flask, jsonify</text:p>
      <text:p text:style-name="P2">from flask_mysqldb import MySQL</text:p>
      <text:p text:style-name="P2"/>
      <text:p text:style-name="P2">#Setting app and MySQL User and Database → Watch DB!</text:p>
      <text:p text:style-name="P2">app = Flask(__name__)</text:p>
      <text:p text:style-name="P2">app.config['MYSQL_USER'] = 'testuser'</text:p>
      <text:p text:style-name="P2">app.config['MYSQL_HOST'] = 'localhost'</text:p>
      <text:p text:style-name="P2">app.config['MYSQL_PASSWORD'] = 'testpw'</text:p>
      <text:p text:style-name="P2">mysql = MySQL(app)</text:p>
      <text:p text:style-name="P2"/>
      <text:p text:style-name="P2"/>
      <text:p text:style-name="P2">#Test on MainPage for check if Gateway is online</text:p>
      <text:p text:style-name="P2">@app.route('/', methods=['GET'])</text:p>
      <text:p text:style-name="P2">def index():</text:p>
      <text:p text:style-name="P2"><text:s text:c="4"/>return jsonify({'msg': "Welcome"})</text:p>
      <text:p text:style-name="P2"/>
      <text:p text:style-name="P2">#First Get Request with <text:s/>Select on AGV Table</text:p>
      <text:p text:style-name="P2">@app.route('/getAGV', methods=['GET'])</text:p>
      <text:p text:style-name="P2">def getAGV():</text:p>
      <text:p text:style-name="P2"><text:s text:c="4"/>conn = mysql.connection</text:p>
      <text:p text:style-name="P2"><text:s text:c="4"/>cur = conn.cursor()</text:p>
      <text:p text:style-name="P2"><text:s text:c="4"/>cur.execute('select * from AGV.AGV')</text:p>
      <text:p text:style-name="P2"><text:s text:c="4"/>columns = [x[0] for x in cur.description]</text:p>
      <text:p text:style-name="P2"><text:s text:c="4"/>data = cur.fetchall()</text:p>
      <text:p text:style-name="P2"><text:s text:c="4"/>json_data=[]</text:p>
      <text:p text:style-name="P2"><text:s text:c="4"/>for result in data:</text:p>
      <text:p text:style-name="P2"><text:s text:c="8"/>json_data.append(dict(zip(columns, result))) </text:p>
      <text:p text:style-name="P2"/>
      <text:p text:style-name="P2"><text:s text:c="4"/>return jsonify(json_data)</text:p>
      <text:p text:style-name="P2"/>
      <text:p text:style-name="P2"/>
      <text:p text:style-name="P2">#Setting API-Port and host</text:p>
      <text:p text:style-name="P2">if __name__ == '__main__':</text:p>
      <text:p text:style-name="P2"><text:s text:c="4"/>app.run(host='127.0.0.1', port=8080, debug=True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0:07:37.049545519</meta:creation-date>
    <dc:date>2021-06-05T10:30:38.779945187</dc:date>
    <meta:editing-duration>PT12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20" meta:character-count="995" meta:non-whitespace-character-count="857"/>
  </office:meta>
</office:document-meta>
</file>